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ans Serif Collection" svg:font-family="'Sans Serif Collectio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 Serif Collection1" svg:font-family="'Sans Serif Collectio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text-properties officeooo:rsid="000ec445" officeooo:paragraph-rsid="000ec445"/>
    </style:style>
    <style:style style:name="P3" style:family="paragraph" style:parent-style-name="Standard">
      <style:text-properties style:font-name="Sans Serif Collection" style:font-name-complex="Sans Serif Collection1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style:font-name="Sans Serif Collection" style:font-name-complex="Sans Serif Collection1"/>
    </style:style>
    <style:style style:name="T2" style:family="text">
      <style:text-properties style:font-name="Sans Serif Collection" officeooo:rsid="000ec445" style:font-name-complex="Sans Serif Collection1"/>
    </style:style>
    <style:style style:name="T3" style:family="text">
      <style:text-properties style:font-name="Calibri" style:font-name-complex="Calibri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markedcontent"><text:span text:style-name="T1">Brugsm</text:span></text:span><text:span text:style-name="markedcontent"><text:span text:style-name="T3">ø</text:span></text:span><text:span text:style-name="markedcontent"><text:span text:style-name="T1">nstre : </text:span></text:span><text:span text:style-name="markedcontent"><text:span text:style-name="T2">Undersøg plads for reservation/solgt</text:span></text:span></text:p>
      <text:p text:style-name="Standard"><text:span text:style-name="T1">Prim</text:span><text:span text:style-name="T3">æ</text:span><text:span text:style-name="T1">r akt</text:span><text:span text:style-name="T3">ø</text:span><text:span text:style-name="T1">r: </text:span><text:span text:style-name="T2">Biograf Ejer</text:span></text:p>
      <text:p text:style-name="Standard"><text:span text:style-name="T1">Kundens m</text:span><text:span text:style-name="T3">å</text:span><text:span text:style-name="T1">l/hensigter: </text:span><text:span text:style-name="T2">Undersøge om en plads er reserveret eller solgt</text:span></text:p>
      <text:p text:style-name="P3"/>
      <text:p text:style-name="Standard"><text:span text:style-name="T1">Pre-condition: </text:span><text:span text:style-name="T2">En forestilling er oprettet</text:span></text:p>
      <text:p text:style-name="Standard"><text:span text:style-name="T1">Post-condition: ...</text:span></text:p>
      <text:p text:style-name="P3"/>
      <text:p text:style-name="Standard"><text:span text:style-name="T1">Basisforl</text:span><text:span text:style-name="T3">ø</text:span><text:span text:style-name="T1">b (happy path):</text:span></text:p>
      <text:list xml:id="list29445574" text:style-name="WWNum1">
        <text:list-item>
          <text:p text:style-name="P2"><text:span text:style-name="T1">Biograf ejeren vælger en forestilling</text:span></text:p>
        </text:list-item>
        <text:list-item>
          <text:p text:style-name="P2"><text:span text:style-name="T1">Biograf ejeren vælger et sæde</text:span></text:p>
        </text:list-item>
        <text:list-item>
          <text:p text:style-name="P2"><text:span text:style-name="T1">Systemet returnerer sædets status </text:span></text:p>
          <text:p text:style-name="P1"><text:span text:style-name="T1"/></text:p>
        </text:list-item>
      </text:list>
      <text:p text:style-name="Standard"><text:span text:style-name="markedcontent"><text:span text:style-name="T1">Extensions/udvidelser eller alternative forl</text:span></text:span><text:span text:style-name="markedcontent"><text:span text:style-name="T3">ø</text:span></text:span><text:span text:style-name="markedcontent"><text:span text:style-name="T1">b:</text:span></text:span></text:p>
      <text:p text:style-name="Standard"><text:span text:style-name="markedconten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ans Serif Collection" svg:font-family="'Sans Serif Collectio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 Serif Collection1" svg:font-family="'Sans Serif Collectio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page"/>
      <style:text-properties style:use-window-font-color="true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markedcontent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elix benkjer</meta:initial-creator>
    <meta:editing-cycles>2</meta:editing-cycles>
    <meta:creation-date>2023-03-21T16:39:00</meta:creation-date>
    <dc:date>2024-04-12T13:23:30.047752463</dc:date>
    <meta:editing-duration>PT8M19S</meta:editing-duration>
    <meta:generator>LibreOffice/6.4.7.2$Linux_X86_64 LibreOffice_project/40$Build-2</meta:generator>
    <meta:document-statistic meta:table-count="0" meta:image-count="0" meta:object-count="0" meta:page-count="1" meta:paragraph-count="10" meta:word-count="51" meta:character-count="386" meta:non-whitespace-character-count="3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